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1.61mm"/>
    </style:style>
    <style:style style:name="co2" style:family="table-column">
      <style:table-column-properties fo:break-before="auto" style:column-width="131.5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AB I : Pengenalan BlankOn Linux</text:p>
          </table:table-cell>
          <table:table-cell office:value-type="string" calcext:value-type="string">
            <text:p>/wiki/TimPengembang/Dokumentasi/Panduan/PanduanDistribusi/</text:p>
          </table:table-cell>
          <table:table-cell office:value-type="string" calcext:value-type="string">
            <text:p>5/</text:p>
          </table:table-cell>
          <table:table-cell office:value-type="string" calcext:value-type="string">
            <text:p>Bab1.md</text:p>
          </table:table-cell>
          <table:table-cell table:formula="of:=&quot;  * [&quot;&amp;[.A1]&amp;&quot;]&quot;&amp;&quot;(&quot;&amp;[.B1]&amp;[.C1]&amp;[.D1]&amp;&quot;)&quot;" office:value-type="string" office:string-value="  * [BAB I : Pengenalan BlankOn Linux](/wiki/TimPengembang/Dokumentasi/Panduan/PanduanDistribusi/5/Bab1.md)" calcext:value-type="string">
            <text:p><text:s text:c="2"/>* [BAB I : Pengenalan BlankOn Linux](/wiki/TimPengembang/Dokumentasi/Panduan/PanduanDistribusi/5/Bab1.md)</text:p>
          </table:table-cell>
        </table:table-row>
        <table:table-row table:style-name="ro1">
          <table:table-cell office:value-type="string" calcext:value-type="string">
            <text:p>BAB II : Memasang BlankOn Linux</text:p>
          </table:table-cell>
          <table:table-cell table:formula="of:=[.B1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]" office:value-type="string" office:string-value="5/" calcext:value-type="string">
            <text:p>5/</text:p>
          </table:table-cell>
          <table:table-cell office:value-type="string" calcext:value-type="string">
            <text:p>Bab2.md</text:p>
          </table:table-cell>
          <table:table-cell table:formula="of:=&quot;  * [&quot;&amp;[.A2]&amp;&quot;]&quot;&amp;&quot;(&quot;&amp;[.B2]&amp;[.C2]&amp;[.D2]&amp;&quot;)&quot;" office:value-type="string" office:string-value="  * [BAB II : Memasang BlankOn Linux](/wiki/TimPengembang/Dokumentasi/Panduan/PanduanDistribusi/5/Bab2.md)" calcext:value-type="string">
            <text:p><text:s text:c="2"/>* [BAB II : Memasang BlankOn Linux](/wiki/TimPengembang/Dokumentasi/Panduan/PanduanDistribusi/5/Bab2.md)</text:p>
          </table:table-cell>
        </table:table-row>
        <table:table-row table:style-name="ro1">
          <table:table-cell office:value-type="string" calcext:value-type="string">
            <text:p>BAB III</text:p>
          </table:table-cell>
          <table:table-cell table:formula="of:=[.B2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2]" office:value-type="string" office:string-value="5/" calcext:value-type="string">
            <text:p>5/</text:p>
          </table:table-cell>
          <table:table-cell office:value-type="string" calcext:value-type="string">
            <text:p>Bab3.md</text:p>
          </table:table-cell>
          <table:table-cell table:formula="of:=&quot;  * [&quot;&amp;[.A3]&amp;&quot;]&quot;&amp;&quot;(&quot;&amp;[.B3]&amp;[.C3]&amp;[.D3]&amp;&quot;)&quot;" office:value-type="string" office:string-value="  * [BAB III](/wiki/TimPengembang/Dokumentasi/Panduan/PanduanDistribusi/5/Bab3.md)" calcext:value-type="string">
            <text:p><text:s text:c="2"/>* [BAB III](/wiki/TimPengembang/Dokumentasi/Panduan/PanduanDistribusi/5/Bab3.md)</text:p>
          </table:table-cell>
        </table:table-row>
        <table:table-row table:style-name="ro1">
          <table:table-cell office:value-type="string" calcext:value-type="string">
            <text:p>BAB IV</text:p>
          </table:table-cell>
          <table:table-cell table:formula="of:=[.B3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3]" office:value-type="string" office:string-value="5/" calcext:value-type="string">
            <text:p>5/</text:p>
          </table:table-cell>
          <table:table-cell office:value-type="string" calcext:value-type="string">
            <text:p>Bab4.md</text:p>
          </table:table-cell>
          <table:table-cell table:formula="of:=&quot;  * [&quot;&amp;[.A4]&amp;&quot;]&quot;&amp;&quot;(&quot;&amp;[.B4]&amp;[.C4]&amp;[.D4]&amp;&quot;)&quot;" office:value-type="string" office:string-value="  * [BAB IV](/wiki/TimPengembang/Dokumentasi/Panduan/PanduanDistribusi/5/Bab4.md)" calcext:value-type="string">
            <text:p><text:s text:c="2"/>* [BAB IV](/wiki/TimPengembang/Dokumentasi/Panduan/PanduanDistribusi/5/Bab4.md)</text:p>
          </table:table-cell>
        </table:table-row>
        <table:table-row table:style-name="ro1">
          <table:table-cell office:value-type="string" calcext:value-type="string">
            <text:p>BAB V</text:p>
          </table:table-cell>
          <table:table-cell table:formula="of:=[.B4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4]" office:value-type="string" office:string-value="5/" calcext:value-type="string">
            <text:p>5/</text:p>
          </table:table-cell>
          <table:table-cell office:value-type="string" calcext:value-type="string">
            <text:p>Bab5.md</text:p>
          </table:table-cell>
          <table:table-cell table:formula="of:=&quot;  * [&quot;&amp;[.A5]&amp;&quot;]&quot;&amp;&quot;(&quot;&amp;[.B5]&amp;[.C5]&amp;[.D5]&amp;&quot;)&quot;" office:value-type="string" office:string-value="  * [BAB V](/wiki/TimPengembang/Dokumentasi/Panduan/PanduanDistribusi/5/Bab5.md)" calcext:value-type="string">
            <text:p><text:s text:c="2"/>* [BAB V](/wiki/TimPengembang/Dokumentasi/Panduan/PanduanDistribusi/5/Bab5.md)</text:p>
          </table:table-cell>
        </table:table-row>
        <table:table-row table:style-name="ro1">
          <table:table-cell office:value-type="string" calcext:value-type="string">
            <text:p>BAB VI</text:p>
          </table:table-cell>
          <table:table-cell table:formula="of:=[.B5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5]" office:value-type="string" office:string-value="5/" calcext:value-type="string">
            <text:p>5/</text:p>
          </table:table-cell>
          <table:table-cell office:value-type="string" calcext:value-type="string">
            <text:p>Bab6.md</text:p>
          </table:table-cell>
          <table:table-cell table:formula="of:=&quot;  * [&quot;&amp;[.A6]&amp;&quot;]&quot;&amp;&quot;(&quot;&amp;[.B6]&amp;[.C6]&amp;[.D6]&amp;&quot;)&quot;" office:value-type="string" office:string-value="  * [BAB VI](/wiki/TimPengembang/Dokumentasi/Panduan/PanduanDistribusi/5/Bab6.md)" calcext:value-type="string">
            <text:p><text:s text:c="2"/>* [BAB VI](/wiki/TimPengembang/Dokumentasi/Panduan/PanduanDistribusi/5/Bab6.md)</text:p>
          </table:table-cell>
        </table:table-row>
        <table:table-row table:style-name="ro1">
          <table:table-cell office:value-type="string" calcext:value-type="string">
            <text:p>BAB VII</text:p>
          </table:table-cell>
          <table:table-cell table:formula="of:=[.B6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6]" office:value-type="string" office:string-value="5/" calcext:value-type="string">
            <text:p>5/</text:p>
          </table:table-cell>
          <table:table-cell office:value-type="string" calcext:value-type="string">
            <text:p>Bab7.md</text:p>
          </table:table-cell>
          <table:table-cell table:formula="of:=&quot;  * [&quot;&amp;[.A7]&amp;&quot;]&quot;&amp;&quot;(&quot;&amp;[.B7]&amp;[.C7]&amp;[.D7]&amp;&quot;)&quot;" office:value-type="string" office:string-value="  * [BAB VII](/wiki/TimPengembang/Dokumentasi/Panduan/PanduanDistribusi/5/Bab7.md)" calcext:value-type="string">
            <text:p><text:s text:c="2"/>* [BAB VII](/wiki/TimPengembang/Dokumentasi/Panduan/PanduanDistribusi/5/Bab7.md)</text:p>
          </table:table-cell>
        </table:table-row>
        <table:table-row table:style-name="ro1">
          <table:table-cell office:value-type="string" calcext:value-type="string">
            <text:p>BAB VIII</text:p>
          </table:table-cell>
          <table:table-cell table:formula="of:=[.B7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7]" office:value-type="string" office:string-value="5/" calcext:value-type="string">
            <text:p>5/</text:p>
          </table:table-cell>
          <table:table-cell office:value-type="string" calcext:value-type="string">
            <text:p>Bab8.md</text:p>
          </table:table-cell>
          <table:table-cell table:formula="of:=&quot;  * [&quot;&amp;[.A8]&amp;&quot;]&quot;&amp;&quot;(&quot;&amp;[.B8]&amp;[.C8]&amp;[.D8]&amp;&quot;)&quot;" office:value-type="string" office:string-value="  * [BAB VIII](/wiki/TimPengembang/Dokumentasi/Panduan/PanduanDistribusi/5/Bab8.md)" calcext:value-type="string">
            <text:p><text:s text:c="2"/>* [BAB VIII](/wiki/TimPengembang/Dokumentasi/Panduan/PanduanDistribusi/5/Bab8.md)</text:p>
          </table:table-cell>
        </table:table-row>
        <table:table-row table:style-name="ro1">
          <table:table-cell office:value-type="string" calcext:value-type="string">
            <text:p>BAB IX</text:p>
          </table:table-cell>
          <table:table-cell table:formula="of:=[.B8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8]" office:value-type="string" office:string-value="5/" calcext:value-type="string">
            <text:p>5/</text:p>
          </table:table-cell>
          <table:table-cell office:value-type="string" calcext:value-type="string">
            <text:p>Bab9.md</text:p>
          </table:table-cell>
          <table:table-cell table:formula="of:=&quot;  * [&quot;&amp;[.A9]&amp;&quot;]&quot;&amp;&quot;(&quot;&amp;[.B9]&amp;[.C9]&amp;[.D9]&amp;&quot;)&quot;" office:value-type="string" office:string-value="  * [BAB IX](/wiki/TimPengembang/Dokumentasi/Panduan/PanduanDistribusi/5/Bab9.md)" calcext:value-type="string">
            <text:p><text:s text:c="2"/>* [BAB IX](/wiki/TimPengembang/Dokumentasi/Panduan/PanduanDistribusi/5/Bab9.md)</text:p>
          </table:table-cell>
        </table:table-row>
        <table:table-row table:style-name="ro1">
          <table:table-cell office:value-type="string" calcext:value-type="string">
            <text:p>BAB X</text:p>
          </table:table-cell>
          <table:table-cell table:formula="of:=[.B9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9]" office:value-type="string" office:string-value="5/" calcext:value-type="string">
            <text:p>5/</text:p>
          </table:table-cell>
          <table:table-cell office:value-type="string" calcext:value-type="string">
            <text:p>Bab10.md</text:p>
          </table:table-cell>
          <table:table-cell table:formula="of:=&quot;  * [&quot;&amp;[.A10]&amp;&quot;]&quot;&amp;&quot;(&quot;&amp;[.B10]&amp;[.C10]&amp;[.D10]&amp;&quot;)&quot;" office:value-type="string" office:string-value="  * [BAB X](/wiki/TimPengembang/Dokumentasi/Panduan/PanduanDistribusi/5/Bab10.md)" calcext:value-type="string">
            <text:p><text:s text:c="2"/>* [BAB X](/wiki/TimPengembang/Dokumentasi/Panduan/PanduanDistribusi/5/Bab10.md)</text:p>
          </table:table-cell>
        </table:table-row>
        <table:table-row table:style-name="ro1">
          <table:table-cell office:value-type="string" calcext:value-type="string">
            <text:p>BAB XI</text:p>
          </table:table-cell>
          <table:table-cell table:formula="of:=[.B10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0]" office:value-type="string" office:string-value="5/" calcext:value-type="string">
            <text:p>5/</text:p>
          </table:table-cell>
          <table:table-cell office:value-type="string" calcext:value-type="string">
            <text:p>Bab11.md</text:p>
          </table:table-cell>
          <table:table-cell table:formula="of:=&quot;  * [&quot;&amp;[.A11]&amp;&quot;]&quot;&amp;&quot;(&quot;&amp;[.B11]&amp;[.C11]&amp;[.D11]&amp;&quot;)&quot;" office:value-type="string" office:string-value="  * [BAB XI](/wiki/TimPengembang/Dokumentasi/Panduan/PanduanDistribusi/5/Bab11.md)" calcext:value-type="string">
            <text:p><text:s text:c="2"/>* [BAB XI](/wiki/TimPengembang/Dokumentasi/Panduan/PanduanDistribusi/5/Bab11.md)</text:p>
          </table:table-cell>
        </table:table-row>
        <table:table-row table:style-name="ro1">
          <table:table-cell office:value-type="string" calcext:value-type="string">
            <text:p>BAB XII</text:p>
          </table:table-cell>
          <table:table-cell table:formula="of:=[.B11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1]" office:value-type="string" office:string-value="5/" calcext:value-type="string">
            <text:p>5/</text:p>
          </table:table-cell>
          <table:table-cell office:value-type="string" calcext:value-type="string">
            <text:p>Bab12.md</text:p>
          </table:table-cell>
          <table:table-cell table:formula="of:=&quot;  * [&quot;&amp;[.A12]&amp;&quot;]&quot;&amp;&quot;(&quot;&amp;[.B12]&amp;[.C12]&amp;[.D12]&amp;&quot;)&quot;" office:value-type="string" office:string-value="  * [BAB XII](/wiki/TimPengembang/Dokumentasi/Panduan/PanduanDistribusi/5/Bab12.md)" calcext:value-type="string">
            <text:p><text:s text:c="2"/>* [BAB XII](/wiki/TimPengembang/Dokumentasi/Panduan/PanduanDistribusi/5/Bab12.md)</text:p>
          </table:table-cell>
        </table:table-row>
        <table:table-row table:style-name="ro1">
          <table:table-cell office:value-type="string" calcext:value-type="string">
            <text:p>BAB XIII</text:p>
          </table:table-cell>
          <table:table-cell table:formula="of:=[.B12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2]" office:value-type="string" office:string-value="5/" calcext:value-type="string">
            <text:p>5/</text:p>
          </table:table-cell>
          <table:table-cell office:value-type="string" calcext:value-type="string">
            <text:p>Bab13.md</text:p>
          </table:table-cell>
          <table:table-cell table:formula="of:=&quot;  * [&quot;&amp;[.A13]&amp;&quot;]&quot;&amp;&quot;(&quot;&amp;[.B13]&amp;[.C13]&amp;[.D13]&amp;&quot;)&quot;" office:value-type="string" office:string-value="  * [BAB XIII](/wiki/TimPengembang/Dokumentasi/Panduan/PanduanDistribusi/5/Bab13.md)" calcext:value-type="string">
            <text:p><text:s text:c="2"/>* [BAB XIII](/wiki/TimPengembang/Dokumentasi/Panduan/PanduanDistribusi/5/Bab13.md)</text:p>
          </table:table-cell>
        </table:table-row>
        <table:table-row table:style-name="ro1">
          <table:table-cell office:value-type="string" calcext:value-type="string">
            <text:p>BAB XIV</text:p>
          </table:table-cell>
          <table:table-cell table:formula="of:=[.B13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3]" office:value-type="string" office:string-value="5/" calcext:value-type="string">
            <text:p>5/</text:p>
          </table:table-cell>
          <table:table-cell office:value-type="string" calcext:value-type="string">
            <text:p>Bab14.md</text:p>
          </table:table-cell>
          <table:table-cell table:formula="of:=&quot;  * [&quot;&amp;[.A14]&amp;&quot;]&quot;&amp;&quot;(&quot;&amp;[.B14]&amp;[.C14]&amp;[.D14]&amp;&quot;)&quot;" office:value-type="string" office:string-value="  * [BAB XIV](/wiki/TimPengembang/Dokumentasi/Panduan/PanduanDistribusi/5/Bab14.md)" calcext:value-type="string">
            <text:p><text:s text:c="2"/>* [BAB XIV](/wiki/TimPengembang/Dokumentasi/Panduan/PanduanDistribusi/5/Bab14.md)</text:p>
          </table:table-cell>
        </table:table-row>
        <table:table-row table:style-name="ro1">
          <table:table-cell office:value-type="string" calcext:value-type="string">
            <text:p>BAB XV</text:p>
          </table:table-cell>
          <table:table-cell table:formula="of:=[.B14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4]" office:value-type="string" office:string-value="5/" calcext:value-type="string">
            <text:p>5/</text:p>
          </table:table-cell>
          <table:table-cell office:value-type="string" calcext:value-type="string">
            <text:p>Bab15.md</text:p>
          </table:table-cell>
          <table:table-cell table:formula="of:=&quot;  * [&quot;&amp;[.A15]&amp;&quot;]&quot;&amp;&quot;(&quot;&amp;[.B15]&amp;[.C15]&amp;[.D15]&amp;&quot;)&quot;" office:value-type="string" office:string-value="  * [BAB XV](/wiki/TimPengembang/Dokumentasi/Panduan/PanduanDistribusi/5/Bab15.md)" calcext:value-type="string">
            <text:p><text:s text:c="2"/>* [BAB XV](/wiki/TimPengembang/Dokumentasi/Panduan/PanduanDistribusi/5/Bab15.md)</text:p>
          </table:table-cell>
        </table:table-row>
      </table:table>
      <table:named-expressions/>
      <table:database-ranges>
        <table:database-range table:name="__Anonymous_Sheet_DB__0" table:target-range-address="Sheet1.A1:Sheet1.A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5:10:40.018950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iq Aminuddin</meta:initial-creator>
    <meta:creation-date>2017-08-09T14:25:00.113568012</meta:creation-date>
    <dc:date>2017-08-09T15:29:46.163289542</dc:date>
    <dc:creator>Faiq Aminuddin</dc:creator>
    <meta:editing-duration>PT18M48S</meta:editing-duration>
    <meta:editing-cycles>5</meta:editing-cycles>
    <meta:generator>LibreOffice/5.3.0.3$Linux_x86 LibreOffice_project/7074905676c47b82bbcfbea1aeefc84afe1c50e1</meta:generator>
    <meta:document-statistic meta:table-count="1" meta:cell-count="75" meta:object-count="0"/>
  </office:meta>
</office:document-meta>
</file>